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8556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2.6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5222in" table:align="left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2.2715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line-height="125%"/>
    </style:style>
    <style:style style:name="P2" style:family="paragraph" style:parent-style-name="Preformatted_20_Text">
      <style:paragraph-properties fo:margin-top="0in" fo:margin-bottom="0.1965in" style:contextual-spacing="false" fo:line-height="125%"/>
    </style:style>
    <style:style style:name="P3" style:family="paragraph" style:parent-style-name="Preformatted_20_Text">
      <style:paragraph-properties fo:line-height="125%"/>
      <style:text-properties fo:color="#888888" loext:opacity="100%"/>
    </style:style>
    <style:style style:name="P4" style:family="paragraph" style:parent-style-name="Standard">
      <style:text-properties officeooo:rsid="00110774" officeooo:paragraph-rsid="00110774"/>
    </style:style>
    <style:style style:name="P5" style:family="paragraph" style:parent-style-name="Standard">
      <style:paragraph-properties fo:text-align="center" style:justify-single-word="false"/>
      <style:text-properties officeooo:rsid="00110774" officeooo:paragraph-rsid="00110774"/>
    </style:style>
    <style:style style:name="P6" style:family="paragraph" style:parent-style-name="Standard">
      <style:text-properties officeooo:rsid="00110774" officeooo:paragraph-rsid="0013ccba"/>
    </style:style>
    <style:style style:name="P7" style:family="paragraph" style:parent-style-name="Standard">
      <style:text-properties officeooo:rsid="00110774" officeooo:paragraph-rsid="0019150c"/>
    </style:style>
    <style:style style:name="P8" style:family="paragraph" style:parent-style-name="Standard">
      <style:text-properties officeooo:rsid="0011b4fa" officeooo:paragraph-rsid="0011b4fa"/>
    </style:style>
    <style:style style:name="P9" style:family="paragraph" style:parent-style-name="Standard">
      <style:text-properties officeooo:rsid="0012215a" officeooo:paragraph-rsid="0012215a"/>
    </style:style>
    <style:style style:name="P10" style:family="paragraph" style:parent-style-name="Standard" style:list-style-name="L1">
      <style:text-properties officeooo:rsid="00110774" officeooo:paragraph-rsid="00110774"/>
    </style:style>
    <style:style style:name="P11" style:family="paragraph" style:parent-style-name="Standard" style:list-style-name="L1">
      <style:text-properties officeooo:rsid="00110774" officeooo:paragraph-rsid="001478d4"/>
    </style:style>
    <style:style style:name="P12" style:family="paragraph" style:parent-style-name="Standard" style:list-style-name="L1">
      <style:text-properties officeooo:rsid="00110774" officeooo:paragraph-rsid="001647b2"/>
    </style:style>
    <style:style style:name="P13" style:family="paragraph" style:parent-style-name="Standard" style:list-style-name="L2">
      <style:text-properties officeooo:rsid="00110774" officeooo:paragraph-rsid="001478d4"/>
    </style:style>
    <style:style style:name="P14" style:family="paragraph" style:parent-style-name="Standard" style:list-style-name="L2">
      <style:text-properties officeooo:rsid="00110774" officeooo:paragraph-rsid="001647b2"/>
    </style:style>
    <style:style style:name="P15" style:family="paragraph" style:parent-style-name="Standard" style:list-style-name="L3">
      <style:text-properties officeooo:rsid="00110774" officeooo:paragraph-rsid="0019150c"/>
    </style:style>
    <style:style style:name="P16" style:family="paragraph" style:parent-style-name="Standard" style:list-style-name="L4">
      <style:text-properties officeooo:rsid="00110774" officeooo:paragraph-rsid="00110774"/>
    </style:style>
    <style:style style:name="P17" style:family="paragraph" style:parent-style-name="Standard" style:list-style-name="L5">
      <style:text-properties officeooo:rsid="0011b4fa" officeooo:paragraph-rsid="0011b4fa"/>
    </style:style>
    <style:style style:name="P18" style:family="paragraph" style:parent-style-name="Standard" style:list-style-name="L6">
      <style:text-properties officeooo:rsid="0011b4fa" officeooo:paragraph-rsid="0011b4fa"/>
    </style:style>
    <style:style style:name="T1" style:family="text">
      <style:text-properties officeooo:rsid="0011b4fa"/>
    </style:style>
    <style:style style:name="T2" style:family="text">
      <style:text-properties officeooo:rsid="0012215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b4fa" style:font-weight-asian="normal" style:font-weight-complex="normal"/>
    </style:style>
    <style:style style:name="T5" style:family="text">
      <style:text-properties fo:font-weight="normal" officeooo:rsid="001478d4" style:font-weight-asian="normal" style:font-weight-complex="normal"/>
    </style:style>
    <style:style style:name="T6" style:family="text">
      <style:text-properties fo:font-weight="normal" officeooo:rsid="001647b2" style:font-weight-asian="normal" style:font-weight-complex="normal"/>
    </style:style>
    <style:style style:name="T7" style:family="text">
      <style:text-properties fo:font-weight="normal" officeooo:rsid="0017d5e8" style:font-weight-asian="normal" style:font-weight-complex="normal"/>
    </style:style>
    <style:style style:name="T8" style:family="text">
      <style:text-properties fo:font-weight="normal" officeooo:rsid="0019150c" style:font-weight-asian="normal" style:font-weight-complex="normal"/>
    </style:style>
    <style:style style:name="T9" style:family="text">
      <style:text-properties fo:font-weight="normal" officeooo:rsid="0019942c" style:font-weight-asian="normal" style:font-weight-complex="normal"/>
    </style:style>
    <style:style style:name="T10" style:family="text">
      <style:text-properties fo:color="#333333" loext:opacity="100%"/>
    </style:style>
    <style:style style:name="T11" style:family="text">
      <style:text-properties fo:color="#0000dd" loext:opacity="100%" fo:font-weight="bold"/>
    </style:style>
    <style:style style:name="T12" style:family="text">
      <style:text-properties fo:color="#008800" loext:opacity="100%" fo:font-weight="bold"/>
    </style:style>
    <style:style style:name="T13" style:family="text">
      <style:text-properties fo:color="#000000" loext:opacity="100%" fo:font-weight="bold"/>
    </style:style>
    <style:style style:name="T14" style:family="text">
      <style:text-properties fo:color="#007020" loext:opacity="100%"/>
    </style:style>
    <style:style style:name="T15" style:family="text">
      <style:text-properties fo:color="#0066bb" loext:opacity="100%" fo:font-weight="bol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PYTHON SKILLS LEARNT AND YET</text:span></text:p>
      <text:p text:style-name="P4"><text:span text:style-name="Strong_20_Emphasis">1. exercise in core python</text:span></text:p>
      <text:list xml:id="list3055411547" text:style-name="L1">
        <text:list-item>
          <text:p text:style-name="P10"><text:span text:style-name="Strong_20_Emphasis">iterators</text:span></text:p>
          <text:p text:style-name="P11"><text:span text:style-name="Strong_20_Emphasis"><text:span text:style-name="T3">- </text:span></text:span><text:span text:style-name="Strong_20_Emphasis"><text:span text:style-name="T5">iterator, an object in python that its </text:span></text:span><text:span text:style-name="Strong_20_Emphasis"><text:span text:style-name="T7">items</text:span></text:span><text:span text:style-name="Strong_20_Emphasis"><text:span text:style-name="T5"> can be iterated; list, tuple, dict unary and set</text:span></text:span></text:p>
          <text:p text:style-name="P11"><text:span text:style-name="Strong_20_Emphasis"><text:span text:style-name="T5">- </text:span></text:span><text:span text:style-name="Strong_20_Emphasis"><text:span text:style-name="T6">it has two classes </text:span></text:span></text:p>
        </text:list-item>
      </text:list>
      <text:list xml:id="list2549259031" text:style-name="L2">
        <text:list-item>
          <text:p text:style-name="P13"><text:span text:style-name="Strong_20_Emphasis"><text:span text:style-name="T6">__iter__() </text:span></text:span></text:p>
          <text:p text:style-name="P14"><text:span text:style-name="Strong_20_Emphasis"><text:span text:style-name="T6">- iter function returns </text:span></text:span><text:span text:style-name="Strong_20_Emphasis"><text:span text:style-name="T7">iterator object </text:span></text:span></text:p>
        </text:list-item>
        <text:list-item>
          <text:p text:style-name="P14"><text:span text:style-name="Strong_20_Emphasis"><text:span text:style-name="T7">__next__()</text:span></text:span></text:p>
          <text:p text:style-name="P14"><text:span text:style-name="Strong_20_Emphasis"><text:span text:style-name="T7">- returns the next item in the container </text:span></text:span></text:p>
        </text:list-item>
        <text:list-item>
          <text:p text:style-name="P14"><text:span text:style-name="Strong_20_Emphasis"><text:span text:style-name="T7"/>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Line94675061846448">
          <table:table-cell table:style-name="Table1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2">9</text:p>
          </table:table-cell>
          <table:table-cell table:style-name="Table1.A1" office:value-type="string">
            <text:p text:style-name="P1">list1 <text:span text:style-name="T10">=</text:span> [<text:span text:style-name="T11">1</text:span>,<text:span text:style-name="T11">2</text:span>,<text:span text:style-name="T11">3</text:span>,<text:span text:style-name="T11">4</text:span>,<text:span text:style-name="T11">5</text:span>,<text:span text:style-name="T11">6</text:span>]</text:p>
            <text:p text:style-name="P1">iter_list <text:span text:style-name="T10">=</text:span> list1<text:span text:style-name="T10">.</text:span>__iter__()</text:p>
            <text:p text:style-name="P1"><text:span text:style-name="T12">for</text:span> i <text:span text:style-name="T13">in</text:span> <text:span text:style-name="T14">range</text:span>(<text:span text:style-name="T11">4</text:span>):</text:p>
            <text:p text:style-name="P1"><text:s text:c="4"/><text:span text:style-name="T12">print</text:span>(iter_list<text:span text:style-name="T10">.</text:span>__next__())</text:p>
            <text:p text:style-name="P1"/>
            <text:p text:style-name="P1">list1 <text:span text:style-name="T10">=</text:span> [<text:span text:style-name="T11">1</text:span>,<text:span text:style-name="T11">2</text:span>,<text:span text:style-name="T11">3</text:span>,<text:span text:style-name="T11">4</text:span>,<text:span text:style-name="T11">5</text:span>,<text:span text:style-name="T11">6</text:span>]</text:p>
            <text:p text:style-name="P1">iter_list <text:span text:style-name="T10">=</text:span> <text:span text:style-name="T14">iter</text:span>(list1)</text:p>
            <text:p text:style-name="P1"><text:span text:style-name="T12">for</text:span> i <text:span text:style-name="T13">in</text:span> <text:span text:style-name="T14">range</text:span>(<text:span text:style-name="T11">5</text:span>):</text:p>
            <text:p text:style-name="P2"><text:s text:c="4"/><text:span text:style-name="T12">print</text:span>(<text:span text:style-name="T14">next</text:span>(iter_list))</text:p>
          </table:table-cell>
        </table:table-row>
      </table:table>
      <text:list xml:id="list94534065249493" text:continue-list="list3055411547" text:style-name="L1">
        <text:list-header>
          <text:p text:style-name="P11"><text:span text:style-name="Strong_20_Emphasis"><text:span text:style-name="T5"/></text:span></text:p>
          <text:p text:style-name="P12"><text:span text:style-name="Strong_20_Emphasis"><text:span text:style-name="T6"/></text:span></text:p>
        </text:list-header>
        <text:list-item>
          <text:p text:style-name="P10"><text:span text:style-name="Strong_20_Emphasis">Generators</text:span></text:p>
          <text:p text:style-name="P10"><text:span text:style-name="Strong_20_Emphasis"><text:span text:style-name="T3">- </text:span></text:span><text:span text:style-name="Strong_20_Emphasis"><text:span text:style-name="T8">there are two terms used</text:span></text:span></text:p>
        </text:list-item>
      </text:list>
      <text:list xml:id="list3044294661" text:style-name="L3">
        <text:list-item>
          <text:p text:style-name="P15"><text:span text:style-name="Strong_20_Emphasis"><text:span text:style-name="T8">generator function</text:span></text:span></text:p>
          <text:p text:style-name="P15"><text:span text:style-name="Strong_20_Emphasis"><text:span text:style-name="T8">- its just like a normal function but instead it uses yield in place of return</text:span></text:span></text:p>
        </text:list-item>
        <text:list-item>
          <text:p text:style-name="P15"><text:span text:style-name="Strong_20_Emphasis"><text:span text:style-name="T8">generator object </text:span></text:span></text:p>
          <text:p text:style-name="P15"><text:span text:style-name="Strong_20_Emphasis"><text:span text:style-name="T8">- </text:span></text:span><text:span text:style-name="Strong_20_Emphasis"><text:span text:style-name="T9">generator function return generator objects which are used by calling or for loop</text:span></text:span></text:p>
          <text:p text:style-name="P15"><text:span text:style-name="Strong_20_Emphasis"><text:span text:style-name="T9"/>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Line94675062166512">
          <table:table-cell table:style-name="Table2.A1" office:value-type="string">
            <text:p text:style-name="P1"><text:s/>1</text:p>
            <text:p text:style-name="P1"><text:s/>2</text:p>
            <text:p text:style-name="P1"><text:s/>3</text:p>
            <text:p text:style-name="P1"><text:s/>4</text:p>
            <text:p text:style-name="P1"><text:s/>5</text:p>
            <text:p text:style-name="P1"><text:s/>6</text:p>
            <text:p text:style-name="P1"><text:s/>7</text:p>
            <text:p text:style-name="P1"><text:s/>8</text:p>
            <text:p text:style-name="P1"><text:s/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16</text:p>
            <text:p text:style-name="P2">17</text:p>
          </table:table-cell>
          <table:table-cell table:style-name="Table2.A1" office:value-type="string">
            <text:p text:style-name="P1"><text:span text:style-name="T12">def</text:span> <text:span text:style-name="T15">generator_func</text:span>():</text:p>
            <text:p text:style-name="P1"><text:s text:c="4"/><text:span text:style-name="T12">yield</text:span> <text:span text:style-name="T11">1</text:span></text:p>
            <text:p text:style-name="P1"><text:s text:c="4"/><text:span text:style-name="T12">yield</text:span> <text:span text:style-name="T11">2</text:span></text:p>
            <text:p text:style-name="P1"><text:s text:c="4"/><text:span text:style-name="T12">yield</text:span> <text:span text:style-name="T11">3</text:span></text:p>
            <text:p text:style-name="P1"/>
            <text:p text:style-name="P1">x <text:span text:style-name="T10">=</text:span> generator_func()</text:p>
            <text:p text:style-name="P1"><text:span text:style-name="T12">print</text:span>(x<text:span text:style-name="T10">.</text:span>__next__())</text:p>
            <text:p text:style-name="P1"><text:span text:style-name="T12">print</text:span>(x<text:span text:style-name="T10">.</text:span>__next__())</text:p>
            <text:p text:style-name="P1"><text:span text:style-name="T12">print</text:span>(x<text:span text:style-name="T10">.</text:span>__next__())</text:p>
            <text:p text:style-name="P1"/>
            <text:p text:style-name="P3">#or</text:p>
            <text:p text:style-name="P1"><text:span text:style-name="T12">def</text:span> <text:span text:style-name="T15">generator_func</text:span>():</text:p>
            <text:p text:style-name="P1"><text:s text:c="4"/><text:span text:style-name="T12">yield</text:span> <text:span text:style-name="T11">1</text:span></text:p>
            <text:p text:style-name="P1"><text:s text:c="4"/><text:span text:style-name="T12">yield</text:span> <text:span text:style-name="T11">2</text:span></text:p>
            <text:p text:style-name="P1"><text:s text:c="4"/><text:span text:style-name="T12">yield</text:span> <text:span text:style-name="T11">3</text:span></text:p>
            <text:p text:style-name="P1"><text:span text:style-name="T12">for</text:span> i <text:span text:style-name="T13">in</text:span> generator_func():</text:p>
            <text:p text:style-name="P2"><text:s text:c="4"/><text:span text:style-name="T12">print</text:span>(i)</text:p>
          </table:table-cell>
        </table:table-row>
      </table:table>
      <text:p text:style-name="P7"><text:span text:style-name="Strong_20_Emphasis"><text:span text:style-name="T9"/></text:span></text:p>
      <text:list xml:id="list94533608904155" text:continue-list="list94534065249493" text:style-name="L1">
        <text:list-item>
          <text:p text:style-name="P10"><text:span text:style-name="Strong_20_Emphasis">exception handling</text:span></text:p>
        </text:list-item>
        <text:list-item>
          <text:p text:style-name="P10"><text:span text:style-name="Strong_20_Emphasis">file handling</text:span></text:p>
        </text:list-item>
        <text:list-item>
          <text:p text:style-name="P10"><text:span text:style-name="Strong_20_Emphasis">data types and variable</text:span></text:p>
        </text:list-item>
        <text:list-item>
          <text:p text:style-name="P10"><text:soft-page-break/><text:span text:style-name="Strong_20_Emphasis">OOPs concept</text:span></text:p>
        </text:list-item>
        <text:list-item>
          <text:p text:style-name="P10"><text:span text:style-name="Strong_20_Emphasis">data structure</text:span></text:p>
        </text:list-item>
      </text:list>
      <text:p text:style-name="P4"><text:span text:style-name="Strong_20_Emphasis">2. sound knowledge of web framework</text:span></text:p>
      <text:p text:style-name="P4"><text:span text:style-name="Strong_20_Emphasis"/></text:p>
      <text:p text:style-name="P4"><text:span text:style-name="Strong_20_Emphasis">3. object oriented mapper</text:span></text:p>
      <text:p text:style-name="P4"><text:span text:style-name="Strong_20_Emphasis"/></text:p>
      <text:p text:style-name="P4"><text:span text:style-name="Strong_20_Emphasis">4. skills of data scientists</text:span></text:p>
      <text:list xml:id="list205270841" text:style-name="L4">
        <text:list-item>
          <text:p text:style-name="P16"><text:span text:style-name="Strong_20_Emphasis">good knowledge of sql</text:span></text:p>
        </text:list-item>
        <text:list-item>
          <text:p text:style-name="P16"><text:span text:style-name="Strong_20_Emphasis">knowledge to use scikit learn, matplotlib, numpy</text:span></text:p>
        </text:list-item>
        <text:list-item>
          <text:p text:style-name="P16"><text:span text:style-name="Strong_20_Emphasis">cleaning up of data</text:span></text:p>
        </text:list-item>
        <text:list-item>
          <text:p text:style-name="P16"><text:span text:style-name="Strong_20_Emphasis">data wrangling</text:span></text:p>
        </text:list-item>
        <text:list-item>
          <text:p text:style-name="P16"><text:span text:style-name="Strong_20_Emphasis">analysis of data</text:span></text:p>
        </text:list-item>
        <text:list-item>
          <text:p text:style-name="P16"><text:span text:style-name="Strong_20_Emphasis">visualization of data</text:span></text:p>
        </text:list-item>
        <text:list-item>
          <text:p text:style-name="P16"><text:span text:style-name="Strong_20_Emphasis">mathematics knowledge </text:span></text:p>
        </text:list-item>
        <text:list-item>
          <text:p text:style-name="P16"><text:span text:style-name="Strong_20_Emphasis">probability</text:span></text:p>
        </text:list-item>
        <text:list-item>
          <text:p text:style-name="P16"><text:span text:style-name="Strong_20_Emphasis">statistics </text:span></text:p>
        </text:list-item>
      </text:list>
      <text:p text:style-name="P4"><text:span text:style-name="Strong_20_Emphasis">5. AI and machine learning , </text:span><text:span text:style-name="Strong_20_Emphasis"><text:span text:style-name="T2">deep learning</text:span></text:span></text:p>
      <text:p text:style-name="P4"><text:span text:style-name="Strong_20_Emphasis"/></text:p>
      <text:p text:style-name="P4"><text:span text:style-name="Strong_20_Emphasis">6. deep learning</text:span></text:p>
      <text:p text:style-name="P6"><text:span text:style-name="Strong_20_Emphasis"><text:s text:c="3"/></text:span><text:span text:style-name="Strong_20_Emphasis"><text:span text:style-name="T4">this should be covered after AI, machine learning and basics of data science.</text:span></text:span><text:span text:style-name="Strong_20_Emphasis"><text:span text:style-name="T1"> </text:span></text:span><text:span text:style-name="Strong_20_Emphasis"><text:span text:style-name="T4">It involves</text:span></text:span></text:p>
      <text:list xml:id="list2720900303" text:style-name="L5">
        <text:list-item>
          <text:p text:style-name="P17"><text:span text:style-name="Strong_20_Emphasis">audio processing </text:span></text:p>
        </text:list-item>
        <text:list-item>
          <text:p text:style-name="P17"><text:span text:style-name="Strong_20_Emphasis">video processsing</text:span></text:p>
        </text:list-item>
        <text:list-item>
          <text:p text:style-name="P17"><text:span text:style-name="Strong_20_Emphasis">NLP- natural language processing</text:span></text:p>
        </text:list-item>
      </text:list>
      <text:p text:style-name="P8"><text:span text:style-name="Strong_20_Emphasis">7. good understanding of multi- process <text:s/>architecture</text:span></text:p>
      <text:list xml:id="list3009748940" text:style-name="L6">
        <text:list-item>
          <text:p text:style-name="P18"><text:span text:style-name="Strong_20_Emphasis">MVT -model view template</text:span></text:p>
        </text:list-item>
        <text:list-item>
          <text:p text:style-name="P18"><text:span text:style-name="Strong_20_Emphasis">MVC – model view controller</text:span></text:p>
        </text:list-item>
      </text:list>
      <text:p text:style-name="P8"><text:span text:style-name="Strong_20_Emphasis">8. analytical skills</text:span></text:p>
      <text:p text:style-name="P8"><text:span text:style-name="Strong_20_Emphasis"/></text:p>
      <text:p text:style-name="P8"><text:span text:style-name="Strong_20_Emphasis">9. design skills</text:span></text:p>
      <text:p text:style-name="P8"><text:span text:style-name="Strong_20_Emphasis"/></text:p>
      <text:p text:style-name="P8"><text:span text:style-name="Strong_20_Emphasis">10. communication skills</text:span></text:p>
      <text:p text:style-name="P8"><text:span text:style-name="Strong_20_Emphasis"/></text:p>
      <text:p text:style-name="P8"><text:span text:style-name="Strong_20_Emphasis">11. version controller</text:span></text:p>
      <text:p text:style-name="P8"><text:span text:style-name="Strong_20_Emphasis"/></text:p>
      <text:p text:style-name="P8"><text:span text:style-name="Strong_20_Emphasis">12. the ability of integration</text:span></text:p>
      <text:p text:style-name="P8"><text:span text:style-name="Strong_20_Emphasis"/></text:p>
      <text:p text:style-name="P8"><text:span text:style-name="Strong_20_Emphasis">13. knowledge of server side template language – make, jinja 2</text:span></text:p>
      <text:p text:style-name="P8"><text:span text:style-name="Strong_20_Emphasis"><text:s/></text:span></text:p>
      <text:p text:style-name="P9"><text:span text:style-name="Strong_20_Emphasis">14. front end technologies</text:span></text:p>
      <text:p text:style-name="P9"><text:span text:style-name="Strong_20_Emphasis"/></text:p>
      <text:p text:style-name="P9"><text:span text:style-name="Strong_20_Emphasis">15 knowledge of user authorization and authentication</text:span></text:p>
      <text:p text:style-name="P9"><text:span text:style-name="Strong_20_Emphasis"/></text:p>
      <text:p text:style-name="P9"><text:span text:style-name="Strong_20_Emphasis">16. python event-driven programming</text:span></text:p>
      <text:p text:style-name="P9"><text:span text:style-name="Strong_20_Emphasis"/></text:p>
      <text:p text:style-name="P9"><text:span text:style-name="Strong_20_Emphasis">17.good debugging and unit testing skills </text:span></text:p>
      <text:p text:style-name="P9"><text:span text:style-name="Strong_20_Emphasis">18. code versioning tool understanding</text:span></text:p>
      <text:p text:style-name="P9"><text:span text:style-name="Strong_20_Emphasis"/></text:p>
      <text:p text:style-name="P9"><text:span text:style-name="Strong_20_Emphasis">19. database aschema creation ability</text:span></text:p>
      <text:p text:style-name="P9"><text:span text:style-name="Strong_20_Emphasis"/></text:p>
      <text:p text:style-name="P4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5:06:11.743803472</meta:creation-date>
    <dc:date>2022-03-28T17:33:14.419807187</dc:date>
    <meta:editing-duration>PT24M10S</meta:editing-duration>
    <meta:editing-cycles>3</meta:editing-cycles>
    <meta:generator>LibreOffice/7.3.5.2$Linux_X86_64 LibreOffice_project/30$Build-2</meta:generator>
    <meta:document-statistic meta:table-count="2" meta:image-count="0" meta:object-count="0" meta:page-count="2" meta:paragraph-count="107" meta:word-count="364" meta:character-count="2081" meta:non-whitespace-character-count="1794"/>
  </office:meta>
</office:document-meta>
</file>